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yle1">
      <style:graphic-properties draw:stroke="solid" svg:stroke-width="0.051cm" draw:marker-start-width="0.268cm" draw:marker-end-width="0.268cm" draw:fill="solid" draw:fill-color="#ffffff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27cm"/>
    </style:style>
    <style:style style:name="gr3" style:family="graphic" style:parent-style-name="style4">
      <style:graphic-properties draw:stroke="solid" svg:stroke-width="0.051cm" draw:marker-start-width="0.268cm" draw:marker-end-width="0.268cm" draw:fill="solid" draw:fill-color="#999999" fo:padding-top="0.15cm" fo:padding-bottom="0.15cm" fo:padding-left="0.275cm" fo:padding-right="0.275cm"/>
    </style:style>
    <style:style style:name="gr4" style:family="graphic" style:parent-style-name="style1">
      <style:graphic-properties draw:stroke="solid" svg:stroke-width="0.051cm" draw:marker-start-width="0.268cm" draw:marker-end-width="0.268cm" draw:fill="solid" draw:fill-color="#999999" fo:padding-top="0.15cm" fo:padding-bottom="0.15cm" fo:padding-left="0.275cm" fo:padding-right="0.275cm"/>
    </style:style>
    <style:style style:name="gr5" style:family="graphic" style:parent-style-name="style3">
      <style:graphic-properties draw:stroke="solid" svg:stroke-width="0.051cm" draw:marker-start-width="0.268cm" draw:marker-end-width="0.268cm" draw:fill="solid" draw:fill-color="#999999" draw:fill-hatch-name="Hatch_20_2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6cm" draw:marker-end-width="0.276cm" draw:fill="solid" draw:fill-color="#999999" draw:fill-hatch-name="Hatch_20_1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yle1">
      <style:graphic-properties draw:stroke="solid" svg:stroke-width="0.051cm" draw:marker-start-width="0.268cm" draw:marker-end-width="0.268cm" draw:fill="hatch" draw:fill-color="#ffffff" draw:fill-hatch-name="Hatch_20_2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fill-hatch-name="Hatch_20_1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ff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02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957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861cm"/>
    </style:style>
    <style:style style:name="gr13" style:family="graphic" style:parent-style-name="standard">
      <style:graphic-properties svg:stroke-width="0.051cm" draw:marker-start-width="0.276cm" draw:marker-end-width="0.276cm" draw:fill="hatch" draw:fill-color="#9966cc" draw:fill-hatch-name="Hatch_20_2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999999" fo:min-height="0.94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ffffff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layer="layout" svg:width="1.269cm" svg:height="1.269cm" svg:x="4.445cm" svg:y="1.905cm" svg:viewBox="0 0 1270 1270" draw:points="0,0 1270,0 1270,1270 0,1270">
          <text:p/>
        </draw:polygon>
        <draw:polygon draw:style-name="gr1" draw:layer="layout" svg:width="1.269cm" svg:height="1.269cm" svg:x="5.715cm" svg:y="1.905cm" svg:viewBox="0 0 1270 1270" draw:points="0,0 1270,0 1270,1270 0,1270">
          <text:p/>
        </draw:polygon>
        <draw:polygon draw:style-name="gr1" draw:layer="layout" svg:width="1.269cm" svg:height="1.269cm" svg:x="4.445cm" svg:y="3.175cm" svg:viewBox="0 0 1270 1270" draw:points="0,0 1270,0 1270,1270 0,1270">
          <text:p/>
        </draw:polygon>
        <draw:polygon draw:style-name="gr1" draw:layer="layout" svg:width="1.269cm" svg:height="1.269cm" svg:x="5.715cm" svg:y="3.175cm" svg:viewBox="0 0 1270 1270" draw:points="0,0 1270,0 1270,1270 0,1270">
          <text:p/>
        </draw:polygon>
        <draw:polygon draw:style-name="gr1" draw:layer="layout" svg:width="1.269cm" svg:height="1.269cm" svg:x="3.175cm" svg:y="3.175cm" svg:viewBox="0 0 1270 1270" draw:points="0,0 1270,0 1270,1270 0,1270">
          <text:p/>
        </draw:polygon>
        <draw:polygon draw:style-name="gr1" draw:layer="layout" svg:width="1.269cm" svg:height="1.269cm" svg:x="4.445cm" svg:y="4.445cm" svg:viewBox="0 0 1270 1270" draw:points="0,0 1270,0 1270,1270 0,1270">
          <text:p/>
        </draw:polygon>
        <draw:polygon draw:style-name="gr1" draw:layer="layout" svg:width="1.269cm" svg:height="1.269cm" svg:x="5.715cm" svg:y="4.445cm" svg:viewBox="0 0 1270 1270" draw:points="0,0 1270,0 1270,1270 0,1270">
          <text:p/>
        </draw:polygon>
        <draw:polygon draw:style-name="gr1" draw:layer="layout" svg:width="1.269cm" svg:height="1.269cm" svg:x="3.175cm" svg:y="4.445cm" svg:viewBox="0 0 1270 1270" draw:points="0,0 1270,0 1270,1270 0,1270">
          <text:p/>
        </draw:polygon>
        <draw:polygon draw:style-name="gr1" draw:layer="layout" svg:width="1.269cm" svg:height="1.269cm" svg:x="13.335cm" svg:y="1.905cm" svg:viewBox="0 0 1270 1270" draw:points="0,0 1270,0 1270,1270 0,1270">
          <text:p/>
        </draw:polygon>
        <draw:polygon draw:style-name="gr1" draw:layer="layout" svg:width="1.269cm" svg:height="1.269cm" svg:x="12.065cm" svg:y="3.175cm" svg:viewBox="0 0 1270 1270" draw:points="0,0 1270,0 1270,1270 0,1270">
          <text:p/>
        </draw:polygon>
        <draw:polygon draw:style-name="gr1" draw:layer="layout" svg:width="1.269cm" svg:height="1.269cm" svg:x="13.335cm" svg:y="3.175cm" svg:viewBox="0 0 1270 1270" draw:points="0,0 1270,0 1270,1270 0,1270">
          <text:p/>
        </draw:polygon>
        <draw:polygon draw:style-name="gr1" draw:layer="layout" svg:width="1.269cm" svg:height="1.269cm" svg:x="10.795cm" svg:y="3.175cm" svg:viewBox="0 0 1270 1270" draw:points="0,0 1270,0 1270,1270 0,1270">
          <text:p/>
        </draw:polygon>
        <draw:polygon draw:style-name="gr1" draw:layer="layout" svg:width="1.269cm" svg:height="1.269cm" svg:x="12.065cm" svg:y="4.445cm" svg:viewBox="0 0 1270 1270" draw:points="0,0 1270,0 1270,1270 0,1270">
          <text:p/>
        </draw:polygon>
        <draw:polygon draw:style-name="gr1" draw:layer="layout" svg:width="1.269cm" svg:height="1.269cm" svg:x="13.335cm" svg:y="4.445cm" svg:viewBox="0 0 1270 1270" draw:points="0,0 1270,0 1270,1270 0,1270">
          <text:p/>
        </draw:polygon>
        <draw:polygon draw:style-name="gr1" draw:layer="layout" svg:width="1.269cm" svg:height="1.269cm" svg:x="10.795cm" svg:y="4.445cm" svg:viewBox="0 0 1270 1270" draw:points="0,0 1270,0 1270,1270 0,1270">
          <text:p/>
        </draw:polygon>
        <draw:polygon draw:style-name="gr1" draw:layer="layout" svg:width="1.269cm" svg:height="1.269cm" svg:x="19.685cm" svg:y="1.905cm" svg:viewBox="0 0 1270 1270" draw:points="0,0 1270,0 1270,1270 0,1270">
          <text:p/>
        </draw:polygon>
        <draw:polygon draw:style-name="gr1" draw:layer="layout" svg:width="1.269cm" svg:height="1.269cm" svg:x="19.685cm" svg:y="3.175cm" svg:viewBox="0 0 1270 1270" draw:points="0,0 1270,0 1270,1270 0,1270">
          <text:p/>
        </draw:polygon>
        <draw:polygon draw:style-name="gr1" draw:layer="layout" svg:width="1.269cm" svg:height="1.269cm" svg:x="20.955cm" svg:y="3.175cm" svg:viewBox="0 0 1270 1270" draw:points="0,0 1270,0 1270,1270 0,1270">
          <text:p/>
        </draw:polygon>
        <draw:polygon draw:style-name="gr1" draw:layer="layout" svg:width="1.269cm" svg:height="1.269cm" svg:x="18.415cm" svg:y="3.175cm" svg:viewBox="0 0 1270 1270" draw:points="0,0 1270,0 1270,1270 0,1270">
          <text:p/>
        </draw:polygon>
        <draw:polygon draw:style-name="gr1" draw:layer="layout" svg:width="1.269cm" svg:height="1.269cm" svg:x="19.685cm" svg:y="4.445cm" svg:viewBox="0 0 1270 1270" draw:points="0,0 1270,0 1270,1270 0,1270">
          <text:p/>
        </draw:polygon>
        <draw:polygon draw:style-name="gr1" draw:layer="layout" svg:width="1.269cm" svg:height="1.269cm" svg:x="20.955cm" svg:y="4.445cm" svg:viewBox="0 0 1270 1270" draw:points="0,0 1270,0 1270,1270 0,1270">
          <text:p/>
        </draw:polygon>
        <draw:polygon draw:style-name="gr1" draw:layer="layout" svg:width="1.269cm" svg:height="1.269cm" svg:x="18.415cm" svg:y="4.445cm" svg:viewBox="0 0 1270 1270" draw:points="0,0 1270,0 1270,1270 0,1270">
          <text:p/>
        </draw:polygon>
        <draw:polygon draw:style-name="gr1" draw:layer="layout" svg:width="1.269cm" svg:height="1.269cm" svg:x="4.445cm" svg:y="7.62cm" svg:viewBox="0 0 1270 1270" draw:points="0,0 1270,0 1270,1270 0,1270">
          <text:p/>
        </draw:polygon>
        <draw:polygon draw:style-name="gr1" draw:layer="layout" svg:width="1.269cm" svg:height="1.269cm" svg:x="5.715cm" svg:y="7.62cm" svg:viewBox="0 0 1270 1270" draw:points="0,0 1270,0 1270,1270 0,1270">
          <text:p/>
        </draw:polygon>
        <draw:polygon draw:style-name="gr1" draw:layer="layout" svg:width="1.269cm" svg:height="1.269cm" svg:x="4.445cm" svg:y="8.89cm" svg:viewBox="0 0 1270 1270" draw:points="0,0 1270,0 1270,1270 0,1270">
          <text:p/>
        </draw:polygon>
        <draw:polygon draw:style-name="gr1" draw:layer="layout" svg:width="1.269cm" svg:height="1.269cm" svg:x="5.715cm" svg:y="8.89cm" svg:viewBox="0 0 1270 1270" draw:points="0,0 1270,0 1270,1270 0,1270">
          <text:p/>
        </draw:polygon>
        <draw:polygon draw:style-name="gr1" draw:layer="layout" svg:width="1.269cm" svg:height="1.269cm" svg:x="4.445cm" svg:y="10.16cm" svg:viewBox="0 0 1270 1270" draw:points="0,0 1270,0 1270,1270 0,1270">
          <text:p/>
        </draw:polygon>
        <draw:polygon draw:style-name="gr1" draw:layer="layout" svg:width="1.269cm" svg:height="1.269cm" svg:x="5.715cm" svg:y="10.16cm" svg:viewBox="0 0 1270 1270" draw:points="0,0 1270,0 1270,1270 0,1270">
          <text:p/>
        </draw:polygon>
        <draw:polygon draw:style-name="gr1" draw:layer="layout" svg:width="1.269cm" svg:height="1.269cm" svg:x="3.175cm" svg:y="10.16cm" svg:viewBox="0 0 1270 1270" draw:points="0,0 1270,0 1270,1270 0,1270">
          <text:p/>
        </draw:polygon>
        <draw:polygon draw:style-name="gr1" draw:layer="layout" svg:width="1.269cm" svg:height="1.269cm" svg:x="13.335cm" svg:y="7.62cm" svg:viewBox="0 0 1270 1270" draw:points="0,0 1270,0 1270,1270 0,1270">
          <text:p/>
        </draw:polygon>
        <draw:polygon draw:style-name="gr1" draw:layer="layout" svg:width="1.269cm" svg:height="1.269cm" svg:x="10.795cm" svg:y="7.62cm" svg:viewBox="0 0 1270 1270" draw:points="0,0 1270,0 1270,1270 0,1270">
          <text:p/>
        </draw:polygon>
        <draw:polygon draw:style-name="gr1" draw:layer="layout" svg:width="1.269cm" svg:height="1.269cm" svg:x="13.335cm" svg:y="8.89cm" svg:viewBox="0 0 1270 1270" draw:points="0,0 1270,0 1270,1270 0,1270">
          <text:p/>
        </draw:polygon>
        <draw:polygon draw:style-name="gr1" draw:layer="layout" svg:width="1.269cm" svg:height="1.269cm" svg:x="12.065cm" svg:y="10.16cm" svg:viewBox="0 0 1270 1270" draw:points="0,0 1270,0 1270,1270 0,1270">
          <text:p/>
        </draw:polygon>
        <draw:polygon draw:style-name="gr1" draw:layer="layout" svg:width="1.269cm" svg:height="1.269cm" svg:x="13.335cm" svg:y="10.16cm" svg:viewBox="0 0 1270 1270" draw:points="0,0 1270,0 1270,1270 0,1270">
          <text:p/>
        </draw:polygon>
        <draw:polygon draw:style-name="gr1" draw:layer="layout" svg:width="1.269cm" svg:height="1.269cm" svg:x="10.795cm" svg:y="10.16cm" svg:viewBox="0 0 1270 1270" draw:points="0,0 1270,0 1270,1270 0,1270">
          <text:p/>
        </draw:polygon>
        <draw:polygon draw:style-name="gr1" draw:layer="layout" svg:width="1.269cm" svg:height="1.269cm" svg:x="19.685cm" svg:y="7.62cm" svg:viewBox="0 0 1270 1270" draw:points="0,0 1270,0 1270,1270 0,1270">
          <text:p/>
        </draw:polygon>
        <draw:polygon draw:style-name="gr1" draw:layer="layout" svg:width="1.269cm" svg:height="1.269cm" svg:x="18.415cm" svg:y="7.62cm" svg:viewBox="0 0 1270 1270" draw:points="0,0 1270,0 1270,1270 0,1270">
          <text:p/>
        </draw:polygon>
        <draw:polygon draw:style-name="gr1" draw:layer="layout" svg:width="1.269cm" svg:height="1.269cm" svg:x="19.685cm" svg:y="8.89cm" svg:viewBox="0 0 1270 1270" draw:points="0,0 1270,0 1270,1270 0,1270">
          <text:p/>
        </draw:polygon>
        <draw:polygon draw:style-name="gr1" draw:layer="layout" svg:width="1.269cm" svg:height="1.269cm" svg:x="19.685cm" svg:y="10.16cm" svg:viewBox="0 0 1270 1270" draw:points="0,0 1270,0 1270,1270 0,1270">
          <text:p/>
        </draw:polygon>
        <draw:polygon draw:style-name="gr1" draw:layer="layout" svg:width="1.269cm" svg:height="1.269cm" svg:x="20.955cm" svg:y="10.16cm" svg:viewBox="0 0 1270 1270" draw:points="0,0 1270,0 1270,1270 0,1270">
          <text:p/>
        </draw:polygon>
        <draw:polygon draw:style-name="gr1" draw:layer="layout" svg:width="1.269cm" svg:height="1.269cm" svg:x="18.415cm" svg:y="10.16cm" svg:viewBox="0 0 1270 1270" draw:points="0,0 1270,0 1270,1270 0,1270">
          <text:p/>
        </draw:polygon>
        <draw:polygon draw:style-name="gr1" draw:layer="layout" svg:width="1.269cm" svg:height="1.269cm" svg:x="19.685cm" svg:y="13.335cm" svg:viewBox="0 0 1270 1270" draw:points="0,0 1270,0 1270,1270 0,1270">
          <text:p/>
        </draw:polygon>
        <draw:polygon draw:style-name="gr1" draw:layer="layout" svg:width="1.269cm" svg:height="1.269cm" svg:x="20.955cm" svg:y="14.605cm" svg:viewBox="0 0 1270 1270" draw:points="0,0 1270,0 1270,1270 0,1270">
          <text:p/>
        </draw:polygon>
        <draw:polygon draw:style-name="gr1" draw:layer="layout" svg:width="1.269cm" svg:height="1.269cm" svg:x="18.415cm" svg:y="13.335cm" svg:viewBox="0 0 1270 1270" draw:points="0,0 1270,0 1270,1270 0,1270">
          <text:p/>
        </draw:polygon>
        <draw:polygon draw:style-name="gr1" draw:layer="layout" svg:width="1.269cm" svg:height="1.269cm" svg:x="19.685cm" svg:y="14.605cm" svg:viewBox="0 0 1270 1270" draw:points="0,0 1270,0 1270,1270 0,1270">
          <text:p/>
        </draw:polygon>
        <draw:polygon draw:style-name="gr1" draw:layer="layout" svg:width="1.269cm" svg:height="1.269cm" svg:x="18.415cm" svg:y="14.605cm" svg:viewBox="0 0 1270 1270" draw:points="0,0 1270,0 1270,1270 0,1270">
          <text:p/>
        </draw:polygon>
        <draw:polygon draw:style-name="gr1" draw:layer="layout" svg:width="1.269cm" svg:height="1.269cm" svg:x="19.685cm" svg:y="15.875cm" svg:viewBox="0 0 1270 1270" draw:points="0,0 1270,0 1270,1270 0,1270">
          <text:p/>
        </draw:polygon>
        <draw:polygon draw:style-name="gr1" draw:layer="layout" svg:width="1.269cm" svg:height="1.269cm" svg:x="13.335cm" svg:y="13.335cm" svg:viewBox="0 0 1270 1270" draw:points="0,0 1270,0 1270,1270 0,1270">
          <text:p/>
        </draw:polygon>
        <draw:polygon draw:style-name="gr1" draw:layer="layout" svg:width="1.269cm" svg:height="1.269cm" svg:x="10.795cm" svg:y="13.335cm" svg:viewBox="0 0 1270 1270" draw:points="0,0 1270,0 1270,1270 0,1270">
          <text:p/>
        </draw:polygon>
        <draw:polygon draw:style-name="gr1" draw:layer="layout" svg:width="1.269cm" svg:height="1.269cm" svg:x="12.065cm" svg:y="14.605cm" svg:viewBox="0 0 1270 1270" draw:points="0,0 1270,0 1270,1270 0,1270">
          <text:p/>
        </draw:polygon>
        <draw:polygon draw:style-name="gr1" draw:layer="layout" svg:width="1.269cm" svg:height="1.269cm" svg:x="13.335cm" svg:y="14.605cm" svg:viewBox="0 0 1270 1270" draw:points="0,0 1270,0 1270,1270 0,1270">
          <text:p/>
        </draw:polygon>
        <draw:polygon draw:style-name="gr1" draw:layer="layout" svg:width="1.269cm" svg:height="1.269cm" svg:x="10.795cm" svg:y="14.605cm" svg:viewBox="0 0 1270 1270" draw:points="0,0 1270,0 1270,1270 0,1270">
          <text:p/>
        </draw:polygon>
        <draw:polygon draw:style-name="gr1" draw:layer="layout" svg:width="1.269cm" svg:height="1.269cm" svg:x="13.335cm" svg:y="15.875cm" svg:viewBox="0 0 1270 1270" draw:points="0,0 1270,0 1270,1270 0,1270">
          <text:p/>
        </draw:polygon>
        <draw:polygon draw:style-name="gr1" draw:layer="layout" svg:width="1.269cm" svg:height="1.269cm" svg:x="4.445cm" svg:y="13.335cm" svg:viewBox="0 0 1270 1270" draw:points="0,0 1270,0 1270,1270 0,1270">
          <text:p/>
        </draw:polygon>
        <draw:polygon draw:style-name="gr1" draw:layer="layout" svg:width="1.269cm" svg:height="1.269cm" svg:x="5.715cm" svg:y="13.335cm" svg:viewBox="0 0 1270 1270" draw:points="0,0 1270,0 1270,1270 0,1270">
          <text:p/>
        </draw:polygon>
        <draw:polygon draw:style-name="gr1" draw:layer="layout" svg:width="1.269cm" svg:height="1.269cm" svg:x="4.445cm" svg:y="14.605cm" svg:viewBox="0 0 1270 1270" draw:points="0,0 1270,0 1270,1270 0,1270">
          <text:p/>
        </draw:polygon>
        <draw:polygon draw:style-name="gr1" draw:layer="layout" svg:width="1.269cm" svg:height="1.269cm" svg:x="5.715cm" svg:y="14.605cm" svg:viewBox="0 0 1270 1270" draw:points="0,0 1270,0 1270,1270 0,1270">
          <text:p/>
        </draw:polygon>
        <draw:polygon draw:style-name="gr1" draw:layer="layout" svg:width="1.269cm" svg:height="1.269cm" svg:x="3.175cm" svg:y="14.605cm" svg:viewBox="0 0 1270 1270" draw:points="0,0 1270,0 1270,1270 0,1270">
          <text:p/>
        </draw:polygon>
        <draw:polygon draw:style-name="gr1" draw:layer="layout" svg:width="1.269cm" svg:height="1.269cm" svg:x="4.445cm" svg:y="15.875cm" svg:viewBox="0 0 1270 1270" draw:points="0,0 1270,0 1270,1270 0,1270">
          <text:p/>
        </draw:polygon>
        <draw:polygon draw:style-name="gr1" draw:layer="layout" svg:width="1.269cm" svg:height="1.269cm" svg:x="5.715cm" svg:y="15.875cm" svg:viewBox="0 0 1270 1270" draw:points="0,0 1270,0 1270,1270 0,1270">
          <text:p/>
        </draw:polygon>
        <draw:polygon draw:style-name="gr1" draw:layer="layout" svg:width="1.269cm" svg:height="1.269cm" svg:x="3.175cm" svg:y="7.62cm" svg:viewBox="0 0 1270 1270" draw:points="0,0 1270,0 1270,1270 0,1270">
          <text:p/>
        </draw:polygon>
        <draw:frame draw:style-name="gr2" draw:text-style-name="P1" draw:layer="layout" svg:width="4.445cm" svg:height="1.52cm" svg:x="3.175cm" svg:y="0.635cm">
          <draw:text-box>
            <text:p text:style-name="P1">DGETRF</text:p>
          </draw:text-box>
        </draw:frame>
        <draw:frame draw:style-name="gr2" draw:text-style-name="P1" draw:layer="layout" svg:width="4.445cm" svg:height="1.52cm" svg:x="3.175cm" svg:y="6.311cm">
          <draw:text-box>
            <text:p text:style-name="P1">DTSTRF</text:p>
          </draw:text-box>
        </draw:frame>
        <draw:frame draw:style-name="gr2" draw:text-style-name="P1" draw:layer="layout" svg:width="4.445cm" svg:height="1.52cm" svg:x="10.795cm" svg:y="0.635cm">
          <draw:text-box>
            <text:p text:style-name="P1">DGESSM</text:p>
          </draw:text-box>
        </draw:frame>
        <draw:polygon draw:style-name="gr3" draw:layer="layout" svg:width="1.269cm" svg:height="1.269cm" svg:x="12.065cm" svg:y="7.62cm" svg:viewBox="0 0 1270 1270" draw:points="0,0 1270,0 1270,1270 0,1270">
          <text:p/>
        </draw:polygon>
        <draw:frame draw:style-name="gr2" draw:text-style-name="P1" draw:layer="layout" svg:width="4.445cm" svg:height="1.52cm" svg:x="10.795cm" svg:y="6.35cm">
          <draw:text-box>
            <text:p text:style-name="P1">DSSSSM</text:p>
          </draw:text-box>
        </draw:frame>
        <draw:polygon draw:style-name="gr4" draw:layer="layout" svg:width="1.269cm" svg:height="1.269cm" svg:x="3.175cm" svg:y="1.905cm" svg:viewBox="0 0 1270 1270" draw:points="0,0 1270,0 1270,1270 0,1270">
          <text:p/>
        </draw:polygon>
        <draw:polygon draw:style-name="gr5" draw:layer="layout" svg:width="1.269cm" svg:height="1.269cm" svg:x="12.065cm" svg:y="1.905cm" svg:viewBox="0 0 1270 1270" draw:points="0,0 1270,0 1270,1270 0,1270">
          <text:p/>
        </draw:polygon>
        <draw:custom-shape draw:style-name="gr6" draw:text-style-name="P2" draw:layer="layout" svg:width="-1.27cm" svg:height="-1.27cm" svg:x="4.445cm" svg:y="8.89cm">
          <text:p/>
          <draw:enhanced-geometry svg:viewBox="0 0 21600 21600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4.445cm" svg:height="1.52cm" svg:x="18.415cm" svg:y="0.635cm">
          <draw:text-box>
            <text:p text:style-name="P1">DGESSM</text:p>
          </draw:text-box>
        </draw:frame>
        <draw:frame draw:style-name="gr2" draw:text-style-name="P1" draw:layer="layout" svg:width="4.445cm" svg:height="1.52cm" svg:x="3.175cm" svg:y="12.065cm">
          <draw:text-box>
            <text:p text:style-name="P1">DTSTRF</text:p>
          </draw:text-box>
        </draw:frame>
        <draw:frame draw:style-name="gr2" draw:text-style-name="P1" draw:layer="layout" svg:width="4.445cm" svg:height="1.52cm" svg:x="18.415cm" svg:y="6.35cm">
          <draw:text-box>
            <text:p text:style-name="P1">DSSSSM</text:p>
          </draw:text-box>
        </draw:frame>
        <draw:frame draw:style-name="gr2" draw:text-style-name="P1" draw:layer="layout" svg:width="4.445cm" svg:height="1.52cm" svg:x="10.795cm" svg:y="12.065cm">
          <draw:text-box>
            <text:p text:style-name="P1">DSSSSM</text:p>
          </draw:text-box>
        </draw:frame>
        <draw:frame draw:style-name="gr2" draw:text-style-name="P1" draw:layer="layout" svg:width="4.445cm" svg:height="1.52cm" svg:x="18.415cm" svg:y="12.065cm">
          <draw:text-box>
            <text:p text:style-name="P1">DSSSSM</text:p>
          </draw:text-box>
        </draw:frame>
        <draw:polygon draw:style-name="gr4" draw:layer="layout" svg:width="1.269cm" svg:height="1.269cm" svg:x="3.175cm" svg:y="8.89cm" svg:viewBox="0 0 1270 1270" draw:points="0,0 1270,0 1270,1270 0,1270">
          <text:p/>
        </draw:polygon>
        <draw:polygon draw:style-name="gr7" draw:layer="layout" svg:width="1.269cm" svg:height="1.269cm" svg:x="10.795cm" svg:y="1.905cm" svg:viewBox="0 0 1270 1270" draw:points="0,0 1270,0 1270,1270 0,1270">
          <text:p/>
        </draw:polygon>
        <draw:custom-shape draw:style-name="gr6" draw:text-style-name="P2" draw:layer="layout" svg:width="-0.635cm" svg:height="-0.635cm" svg:x="1.267cm" svg:y="9.522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-1.27cm" svg:height="-1.27cm" svg:x="12.065cm" svg:y="3.175cm">
          <text:p/>
          <draw:enhanced-geometry svg:viewBox="0 0 21600 21600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5" draw:layer="layout" svg:width="1.269cm" svg:height="1.269cm" svg:x="20.955cm" svg:y="1.905cm" svg:viewBox="0 0 1270 1270" draw:points="0,0 1270,0 1270,1270 0,1270">
          <text:p/>
        </draw:polygon>
        <draw:polygon draw:style-name="gr7" draw:layer="layout" svg:width="1.269cm" svg:height="1.269cm" svg:x="18.415cm" svg:y="1.905cm" svg:viewBox="0 0 1270 1270" draw:points="0,0 1270,0 1270,1270 0,1270">
          <text:p/>
        </draw:polygon>
        <draw:custom-shape draw:style-name="gr8" draw:text-style-name="P2" draw:layer="layout" svg:width="-1.27cm" svg:height="-1.27cm" svg:x="19.685cm" svg:y="3.175cm">
          <text:p/>
          <draw:enhanced-geometry svg:viewBox="0 0 21600 21600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4" draw:layer="layout" svg:width="1.269cm" svg:height="1.269cm" svg:x="3.175cm" svg:y="15.875cm" svg:viewBox="0 0 1270 1270" draw:points="0,0 1270,0 1270,1270 0,1270">
          <text:p/>
        </draw:polygon>
        <draw:custom-shape draw:style-name="gr6" draw:text-style-name="P2" draw:layer="layout" svg:width="-0.635cm" svg:height="-0.635cm" svg:x="1.267cm" svg:y="16.507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" draw:layer="layout" svg:width="1.269cm" svg:height="1.269cm" svg:x="3.175cm" svg:y="13.335cm" svg:viewBox="0 0 1270 1270" draw:points="0,0 1270,0 1270,1270 0,1270">
          <text:p/>
        </draw:polygon>
        <draw:custom-shape draw:style-name="gr6" draw:text-style-name="P2" draw:layer="layout" svg:width="-1.27cm" svg:height="-1.27cm" svg:x="4.445cm" svg:y="14.605cm">
          <text:p/>
          <draw:enhanced-geometry svg:viewBox="0 0 21600 21600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7" draw:layer="layout" svg:width="1.269cm" svg:height="1.269cm" svg:x="10.795cm" svg:y="8.89cm" svg:viewBox="0 0 1270 1270" draw:points="0,0 1270,0 1270,1270 0,1270">
          <text:p/>
        </draw:polygon>
        <draw:polygon draw:style-name="gr7" draw:layer="layout" svg:width="1.269cm" svg:height="1.269cm" svg:x="10.795cm" svg:y="15.875cm" svg:viewBox="0 0 1270 1270" draw:points="0,0 1270,0 1270,1270 0,1270">
          <text:p/>
        </draw:polygon>
        <draw:polygon draw:style-name="gr7" draw:layer="layout" svg:width="1.269cm" svg:height="1.269cm" svg:x="18.415cm" svg:y="8.89cm" svg:viewBox="0 0 1270 1270" draw:points="0,0 1270,0 1270,1270 0,1270">
          <text:p/>
        </draw:polygon>
        <draw:polygon draw:style-name="gr7" draw:layer="layout" svg:width="1.269cm" svg:height="1.269cm" svg:x="18.415cm" svg:y="15.875cm" svg:viewBox="0 0 1270 1270" draw:points="0,0 1270,0 1270,1270 0,1270">
          <text:p/>
        </draw:polygon>
        <draw:polygon draw:style-name="gr3" draw:layer="layout" svg:width="1.269cm" svg:height="1.269cm" svg:x="12.065cm" svg:y="8.89cm" svg:viewBox="0 0 1270 1270" draw:points="0,0 1270,0 1270,1270 0,1270">
          <text:p/>
        </draw:polygon>
        <draw:polygon draw:style-name="gr3" draw:layer="layout" svg:width="1.269cm" svg:height="1.269cm" svg:x="12.065cm" svg:y="13.335cm" svg:viewBox="0 0 1270 1270" draw:points="0,0 1270,0 1270,1270 0,1270">
          <text:p/>
        </draw:polygon>
        <draw:polygon draw:style-name="gr3" draw:layer="layout" svg:width="1.269cm" svg:height="1.269cm" svg:x="12.065cm" svg:y="15.875cm" svg:viewBox="0 0 1270 1270" draw:points="0,0 1270,0 1270,1270 0,1270">
          <text:p/>
        </draw:polygon>
        <draw:polygon draw:style-name="gr3" draw:layer="layout" svg:width="1.269cm" svg:height="1.269cm" svg:x="20.955cm" svg:y="8.89cm" svg:viewBox="0 0 1270 1270" draw:points="0,0 1270,0 1270,1270 0,1270">
          <text:p/>
        </draw:polygon>
        <draw:polygon draw:style-name="gr3" draw:layer="layout" svg:width="1.269cm" svg:height="1.269cm" svg:x="20.955cm" svg:y="7.62cm" svg:viewBox="0 0 1270 1270" draw:points="0,0 1270,0 1270,1270 0,1270">
          <text:p/>
        </draw:polygon>
        <draw:polygon draw:style-name="gr3" draw:layer="layout" svg:width="1.269cm" svg:height="1.269cm" svg:x="20.955cm" svg:y="15.875cm" svg:viewBox="0 0 1270 1270" draw:points="0,0 1270,0 1270,1270 0,1270">
          <text:p/>
        </draw:polygon>
        <draw:polygon draw:style-name="gr3" draw:layer="layout" svg:width="1.269cm" svg:height="1.269cm" svg:x="20.955cm" svg:y="13.335cm" svg:viewBox="0 0 1270 1270" draw:points="0,0 1270,0 1270,1270 0,1270">
          <text:p/>
        </draw:polygon>
        <draw:line draw:style-name="gr9" draw:text-style-name="P2" draw:layer="layout" svg:x1="3.175cm" svg:y1="1.905cm" svg:x2="4.445cm" svg:y2="3.175cm">
          <text:p/>
        </draw:line>
        <draw:frame draw:style-name="gr10" draw:text-style-name="P3" draw:layer="layout" svg:width="1.376cm" svg:height="1.27cm" svg:x="3.704cm" svg:y="1.841cm">
          <draw:text-box>
            <text:p text:style-name="P1"><text:span text:style-name="T1">U</text:span></text:p>
          </draw:text-box>
        </draw:frame>
        <draw:frame draw:style-name="gr10" draw:text-style-name="P3" draw:layer="layout" svg:width="1.482cm" svg:height="1.27cm" svg:x="3.048cm" svg:y="2.476cm">
          <draw:text-box>
            <text:p text:style-name="P1"><text:span text:style-name="T1">L1</text:span></text:p>
          </draw:text-box>
        </draw:frame>
        <draw:frame draw:style-name="gr10" draw:text-style-name="P3" draw:layer="layout" svg:width="1.27cm" svg:height="1.27cm" svg:x="3.175cm" svg:y="9.128cm">
          <draw:text-box>
            <text:p text:style-name="P4"><text:span text:style-name="T1">L2</text:span></text:p>
          </draw:text-box>
        </draw:frame>
        <draw:frame draw:style-name="gr11" draw:text-style-name="P3" draw:layer="layout" svg:width="1.46cm" svg:height="1.207cm" svg:x="3.683cm" svg:y="7.556cm">
          <draw:text-box>
            <text:p text:style-name="P1"><text:span text:style-name="T1">U</text:span></text:p>
          </draw:text-box>
        </draw:frame>
        <draw:frame draw:style-name="gr10" draw:text-style-name="P3" draw:layer="layout" svg:width="1.27cm" svg:height="1.27cm" svg:x="12.065cm" svg:y="2.143cm">
          <draw:text-box>
            <text:p text:style-name="P4"><text:span text:style-name="T1">C1</text:span></text:p>
          </draw:text-box>
        </draw:frame>
        <draw:frame draw:style-name="gr10" draw:text-style-name="P5" draw:layer="layout" svg:width="1.27cm" svg:height="1.27cm" svg:x="12.065cm" svg:y="7.858cm">
          <draw:text-box>
            <text:p text:style-name="P4"><text:span text:style-name="T2">C1</text:span></text:p>
          </draw:text-box>
        </draw:frame>
        <draw:frame draw:style-name="gr10" draw:text-style-name="P5" draw:layer="layout" svg:width="1.27cm" svg:height="1.27cm" svg:x="12.065cm" svg:y="9.128cm">
          <draw:text-box>
            <text:p text:style-name="P4"><text:span text:style-name="T2">C2</text:span></text:p>
          </draw:text-box>
        </draw:frame>
        <draw:frame draw:style-name="gr10" draw:text-style-name="P5" draw:layer="layout" svg:width="1.482cm" svg:height="1.27cm" svg:x="10.662cm" svg:y="2.46cm">
          <draw:text-box>
            <text:p text:style-name="P1"><text:span text:style-name="T2">L1</text:span></text:p>
          </draw:text-box>
        </draw:frame>
        <draw:frame draw:style-name="gr10" draw:text-style-name="P5" draw:layer="layout" svg:width="1.27cm" svg:height="1.27cm" svg:x="10.795cm" svg:y="9.128cm">
          <draw:text-box>
            <text:p text:style-name="P4"><text:span text:style-name="T2">L2</text:span></text:p>
          </draw:text-box>
        </draw:frame>
        <draw:frame draw:style-name="gr12" draw:text-style-name="P5" draw:layer="layout" svg:width="1.826cm" svg:height="1.111cm" svg:x="7.778cm" svg:y="9.604cm">
          <draw:text-box>
            <text:p text:style-name="P1"><text:span text:style-name="T2">L1'</text:span></text:p>
          </draw:text-box>
        </draw:frame>
        <draw:custom-shape draw:style-name="gr13" draw:text-style-name="P2" draw:layer="layout" svg:width="-0.635cm" svg:height="-0.635cm" svg:x="16.507cm" svg:y="9.522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-0.635cm" svg:height="-0.635cm" svg:x="17.142cm" svg:y="10.157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-0.635cm" svg:height="-0.635cm" svg:x="8.913cm" svg:y="9.522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-0.635cm" svg:height="-0.635cm" svg:x="9.548cm" svg:y="10.157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-0.635cm" svg:height="-0.635cm" svg:x="16.507cm" svg:y="16.507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-0.635cm" svg:height="-0.635cm" svg:x="17.142cm" svg:y="17.142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-0.635cm" svg:height="-0.635cm" svg:x="8.887cm" svg:y="16.507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-0.635cm" svg:height="-0.635cm" svg:x="9.522cm" svg:y="17.142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5" draw:layer="layout" svg:width="1.588cm" svg:height="1.111cm" svg:x="0.158cm" svg:y="9.604cm">
          <draw:text-box>
            <text:p text:style-name="P1"><text:span text:style-name="T2">L1'</text:span></text:p>
          </draw:text-box>
        </draw:frame>
        <draw:custom-shape draw:style-name="gr6" draw:text-style-name="P2" draw:layer="layout" svg:width="-0.635cm" svg:height="-0.635cm" svg:x="1.902cm" svg:y="10.157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-0.635cm" svg:height="-0.635cm" svg:x="1.902cm" svg:y="17.142cm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4" draw:layer="layout" svg:width="0.237cm" svg:height="1.269cm" svg:x="2.301cm" svg:y="8.89cm" svg:viewBox="0 0 238 1270" draw:points="0,0 238,0 238,1270 0,1270">
          <text:p/>
        </draw:polygon>
        <draw:frame draw:style-name="gr14" draw:text-style-name="P5" draw:layer="layout" svg:width="1.508cm" svg:height="1.19cm" svg:x="1.905cm" svg:y="8.096cm">
          <draw:text-box>
            <text:p text:style-name="P1"><text:span text:style-name="T2">P2</text:span></text:p>
          </draw:text-box>
        </draw:frame>
        <draw:polygon draw:style-name="gr7" draw:layer="layout" svg:width="0.237cm" svg:height="1.269cm" svg:x="9.922cm" svg:y="8.89cm" svg:viewBox="0 0 238 1270" draw:points="0,0 238,0 238,1270 0,1270">
          <text:p/>
        </draw:polygon>
        <draw:frame draw:style-name="gr15" draw:text-style-name="P5" draw:layer="layout" svg:width="1.508cm" svg:height="1.19cm" svg:x="9.445cm" svg:y="8.096cm">
          <draw:text-box>
            <text:p text:style-name="P1"><text:span text:style-name="T2">P2</text:span></text:p>
          </draw:text-box>
        </draw:frame>
        <draw:polygon draw:style-name="gr7" draw:layer="layout" svg:width="0.237cm" svg:height="1.269cm" svg:x="9.922cm" svg:y="1.905cm" svg:viewBox="0 0 238 1270" draw:points="0,0 238,0 238,1270 0,1270">
          <text:p/>
        </draw:polygon>
        <draw:frame draw:style-name="gr15" draw:text-style-name="P5" draw:layer="layout" svg:width="1.508cm" svg:height="1.19cm" svg:x="9.445cm" svg:y="1.111cm">
          <draw:text-box>
            <text:p text:style-name="P1"><text:span text:style-name="T2">P1</text:span></text:p>
          </draw:text-box>
        </draw:frame>
        <draw:polygon draw:style-name="gr4" draw:layer="layout" svg:width="0.238cm" svg:height="1.269cm" svg:x="2.301cm" svg:y="1.905cm" svg:viewBox="0 0 239 1270" draw:points="0,0 239,0 239,1270 0,1270">
          <text:p/>
        </draw:polygon>
        <draw:frame draw:style-name="gr15" draw:text-style-name="P5" draw:layer="layout" svg:width="1.508cm" svg:height="1.19cm" svg:x="1.905cm" svg:y="1.111cm">
          <draw:text-box>
            <text:p text:style-name="P1"><text:span text:style-name="T2">P1</text:span></text:p>
          </draw:text-box>
        </draw:frame>
        <draw:polygon draw:style-name="gr7" draw:layer="layout" svg:width="0.237cm" svg:height="1.269cm" svg:x="17.541cm" svg:y="1.905cm" svg:viewBox="0 0 238 1270" draw:points="0,0 238,0 238,1270 0,1270">
          <text:p/>
        </draw:polygon>
        <draw:polygon draw:style-name="gr7" draw:layer="layout" svg:width="0.237cm" svg:height="1.269cm" svg:x="17.541cm" svg:y="8.89cm" svg:viewBox="0 0 238 1270" draw:points="0,0 238,0 238,1270 0,1270">
          <text:p/>
        </draw:polygon>
        <draw:polygon draw:style-name="gr4" draw:layer="layout" svg:width="0.237cm" svg:height="1.269cm" svg:x="2.301cm" svg:y="15.875cm" svg:viewBox="0 0 238 1270" draw:points="0,0 238,0 238,1270 0,1270">
          <text:p/>
        </draw:polygon>
        <draw:polygon draw:style-name="gr7" draw:layer="layout" svg:width="0.237cm" svg:height="1.269cm" svg:x="9.921cm" svg:y="15.875cm" svg:viewBox="0 0 238 1270" draw:points="0,0 238,0 238,1270 0,1270">
          <text:p/>
        </draw:polygon>
        <draw:polygon draw:style-name="gr7" draw:layer="layout" svg:width="0.237cm" svg:height="1.269cm" svg:x="17.541cm" svg:y="15.875cm" svg:viewBox="0 0 238 1270" draw:points="0,0 238,0 238,1270 0,127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double" draw:color="#000000" draw:distance="0.102cm" draw:rotation="450"/>
    <draw:hatch draw:name="Hatch_20_2" draw:display-name="Hatch 2" draw:style="single" draw:color="#000000" draw:distance="0.254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c0c0c0"/>
    </style:style>
    <style:style style:name="style1" style:family="graphic" style:parent-style-name="standard">
      <style:graphic-properties draw:stroke="none" draw:fill="solid" draw:fill-color="#006680"/>
    </style:style>
    <style:style style:name="style2" style:family="graphic" style:parent-style-name="standard">
      <style:graphic-properties draw:stroke="none" draw:fill="solid" draw:fill-color="#b060d0"/>
    </style:style>
    <style:style style:name="style3" style:family="graphic" style:parent-style-name="standard">
      <style:graphic-properties draw:stroke="none" draw:fill="solid" draw:fill-color="#00c0f0"/>
    </style:style>
    <style:style style:name="style4" style:family="graphic" style:parent-style-name="standard">
      <style:graphic-properties draw:stroke="none" draw:fill="solid" draw:fill-color="#d0f040"/>
    </style:style>
  </office:styles>
  <office:automatic-styles>
    <style:page-layout style:name="PM0">
      <style:page-layout-properties fo:margin-top="0cm" fo:margin-bottom="0cm" fo:margin-left="0cm" fo:margin-right="0cm" fo:page-width="22.8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unknown</meta:initial-creator>
    <dc:date>2009-02-04T12:00:12</dc:date>
    <meta:editing-cycles>32</meta:editing-cycles>
    <meta:editing-duration>PT03H29M03S</meta:editing-duration>
    <dc:creator>Jakub Kurzak</dc:creator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